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color="#ED7D31"/>
    </style:style>
    <style:style style:name="P2" style:parent-style-name="Normal" style:family="paragraph">
      <style:text-properties fo:color="#ED7D31"/>
    </style:style>
    <style:style style:name="P3" style:parent-style-name="Normal" style:family="paragraph">
      <style:text-properties fo:color="#ED7D31"/>
    </style:style>
    <style:style style:name="P4" style:parent-style-name="Normal" style:family="paragraph">
      <style:text-properties fo:color="#ED7D31"/>
    </style:style>
    <style:style style:name="P5" style:parent-style-name="Normal" style:family="paragraph">
      <style:text-properties fo:color="#ED7D31"/>
    </style:style>
    <style:style style:name="P6" style:parent-style-name="Normal" style:family="paragraph">
      <style:text-properties fo:color="#ED7D31"/>
    </style:style>
    <style:style style:name="P7" style:parent-style-name="Normal" style:family="paragraph">
      <style:text-properties fo:color="#ED7D31"/>
    </style:style>
    <style:style style:name="P8" style:parent-style-name="Normal" style:family="paragraph">
      <style:text-properties fo:color="#ED7D31"/>
    </style:style>
    <style:style style:name="P9" style:parent-style-name="Normal" style:family="paragraph">
      <style:text-properties fo:color="#ED7D31"/>
    </style:style>
    <style:style style:name="P10" style:parent-style-name="Normal" style:family="paragraph">
      <style:text-properties fo:color="#ED7D31"/>
    </style:style>
    <style:style style:name="P11" style:parent-style-name="Normal" style:family="paragraph">
      <style:text-properties fo:color="#ED7D31"/>
    </style:style>
    <style:style style:name="P12" style:parent-style-name="Normal" style:family="paragraph">
      <style:text-properties fo:color="#ED7D31"/>
    </style:style>
    <style:style style:name="P13" style:parent-style-name="Normal" style:family="paragraph">
      <style:text-properties fo:color="#ED7D31"/>
    </style:style>
    <style:style style:name="T14" style:parent-style-name="DefaultParagraphFont" style:family="text">
      <style:text-properties fo:color="#ED7D31"/>
    </style:style>
    <style:style style:name="T15" style:parent-style-name="DefaultParagraphFont" style:family="text">
      <style:text-properties fo:color="#ED7D31"/>
    </style:style>
    <style:style style:name="T16" style:parent-style-name="DefaultParagraphFont" style:family="text">
      <style:text-properties fo:color="#ED7D31"/>
    </style:style>
    <style:style style:name="P17" style:parent-style-name="Normal" style:family="paragraph">
      <style:text-properties fo:color="#ED7D31"/>
    </style:style>
    <style:style style:name="P18" style:parent-style-name="Normal" style:family="paragraph">
      <style:text-properties fo:color="#ED7D31"/>
    </style:style>
    <style:style style:name="P19" style:parent-style-name="Normal" style:family="paragraph">
      <style:text-properties fo:color="#ED7D31"/>
    </style:style>
    <style:style style:name="P20" style:parent-style-name="Normal" style:family="paragraph">
      <style:text-properties fo:color="#ED7D31"/>
    </style:style>
    <style:style style:name="P21" style:parent-style-name="Normal" style:family="paragraph">
      <style:text-properties fo:color="#ED7D31"/>
    </style:style>
    <style:style style:name="P22" style:parent-style-name="Normal" style:family="paragraph">
      <style:text-properties fo:color="#ED7D31"/>
    </style:style>
    <style:style style:name="P23" style:parent-style-name="Normal" style:family="paragraph">
      <style:text-properties fo:color="#ED7D31"/>
    </style:style>
    <style:style style:name="P24" style:parent-style-name="Normal" style:family="paragraph">
      <style:text-properties fo:color="#ED7D31"/>
    </style:style>
    <style:style style:name="P25" style:parent-style-name="Normal" style:family="paragraph">
      <style:text-properties fo:color="#ED7D31"/>
    </style:style>
    <style:style style:name="P26" style:parent-style-name="Normal" style:family="paragraph">
      <style:text-properties fo:color="#ED7D31"/>
    </style:style>
    <style:style style:name="P27" style:parent-style-name="Normal" style:family="paragraph">
      <style:text-properties fo:color="#ED7D31"/>
    </style:style>
    <style:style style:name="P28" style:parent-style-name="Normal" style:family="paragraph">
      <style:text-properties fo:color="#ED7D31"/>
    </style:style>
    <style:style style:name="P29" style:parent-style-name="Normal" style:family="paragraph">
      <style:text-properties fo:color="#ED7D31"/>
    </style:style>
    <style:style style:name="P30" style:parent-style-name="Normal" style:family="paragraph">
      <style:text-properties fo:color="#ED7D31"/>
    </style:style>
    <style:style style:name="P31" style:parent-style-name="Normal" style:family="paragraph">
      <style:text-properties fo:color="#ED7D31"/>
    </style:style>
    <style:style style:name="P32" style:parent-style-name="Normal" style:family="paragraph">
      <style:text-properties fo:color="#ED7D31"/>
    </style:style>
    <style:style style:name="P33" style:parent-style-name="Normal" style:family="paragraph">
      <style:text-properties fo:color="#ED7D31"/>
    </style:style>
    <style:style style:name="P34" style:parent-style-name="Normal" style:family="paragraph">
      <style:text-properties fo:color="#ED7D31"/>
    </style:style>
    <style:style style:name="P35" style:parent-style-name="Normal" style:family="paragraph">
      <style:text-properties fo:color="#ED7D31"/>
    </style:style>
    <style:style style:name="P36" style:parent-style-name="Normal" style:family="paragraph">
      <style:text-properties fo:color="#ED7D31"/>
    </style:style>
    <style:style style:name="P37" style:parent-style-name="Normal" style:family="paragraph">
      <style:text-properties fo:color="#ED7D31"/>
    </style:style>
    <style:style style:name="P38" style:parent-style-name="Normal" style:family="paragraph">
      <style:text-properties fo:color="#ED7D31"/>
    </style:style>
    <style:style style:name="P39" style:parent-style-name="Normal" style:family="paragraph">
      <style:text-properties fo:color="#ED7D31"/>
    </style:style>
  </office:automatic-styles>
  <office:body>
    <office:text text:use-soft-page-breaks="true">
      <text:p text:style-name="P1">Dead men’s volley outline outline</text:p>
      <text:p text:style-name="P2">1.</text:p>
      <text:p text:style-name="P3">1.1<text:tab/>Dead men’s volley</text:p>
      <text:p text:style-name="P4">2.</text:p>
      <text:p text:style-name="P5">2.1<text:s/><text:tab/>a game focused on the gameplay mechanic known in pop culture as ‘dead man’s volley’</text:p>
      <text:p text:style-name="P6">2.2<text:tab/>two modes, one a competitive arena, the other an action-adventure</text:p>
      <text:p text:style-name="P7">2.3<text:tab/>target<text:s/>audience is a casual market looking for their first game on pc/console</text:p>
      <text:p text:style-name="P8">2.4<text:tab/>stylised menus for the player to navigate for the game options. In the adventure mode the player progresses through separate levels loosely held together with a story.</text:p>
      <text:p text:style-name="P9">2.5<text:tab/>most of the game is simple geometric shapes stylised as neon outlines. This is to give a ‘cyber’ like feel.</text:p>
      <text:p text:style-name="P10">3.</text:p>
      <text:p text:style-name="P11">3.1</text:p>
      <text:p text:style-name="P12">3.1.1<text:tab/>progression is not a part of the arena mode. Players progress through series of premade levels with plot elements to hold them together. Progress is rewarded with customisations to be used in the arena mode.</text:p>
      <text:p text:style-name="P13">3.1.2<text:tab/>Missions mostly consist of get to the goal, with a verity of obstacles in the way. However on ‘boss levels’ the objective is to defeat a boss, often a deviation from the standard enemy formula to provide a challenge<text:s/></text:p>
      <text:p text:style-name="Normal"><text:span text:style-name="T14">3.1.3</text:span><text:span text:style-name="T15"><text:tab/>levels will consist of enemies blocking the path, the puzzle is how to ricochet the projectile around the environment to successfully hit the enemy with it. Puzzles that require the play to transport a particular projec</text:span><text:span text:style-name="T16">tile in a similar way may also be interesting</text:span></text:p>
      <text:p text:style-name="P17">3.1.4<text:tab/>objective of combat is to hit the opponent with the reflected projectile. Objective of the adventure mode is to navigate to the end of the level.</text:p>
      <text:p text:style-name="P18">3.1.5<text:tab/></text:p>
      <text:p text:style-name="P19">3.2</text:p>
      <text:p text:style-name="P20">3.2.1<text:tab/>the game is top down, when the player hits a projectile with a ‘bat object’ the projectiles trajectory is changed based on the angle the player is facing. If the players/enemys body makes contact with the ball, the unit loses a segment of health.</text:p>
      <text:p text:style-name="P21">3.2.2<text:tab/>player movment is withing a 360-degree radius, limited to ‘visualy’ to an XY plane. Movement and rotation are handled separately. The player inputs for both.</text:p>
      <text:p text:style-name="P22">3.2.3<text:tab/><text:s/>no ‘power ups’ are currently planned for this game. 4 hazards planed. Moving walls, portals, electric floors, molasis</text:p>
      <text:p text:style-name="P23">3.2.4<text:tab/>no switches<text:s/>currently planned for the game, currently only action is to hit the projectile with the bat</text:p>
      <text:p text:style-name="P24">3.2.5<text:tab/><text:s/>combat consists of the player and an enemy unit deflecting a projectile in ways to try and hit the other in the body with it to remove health units</text:p>
      <text:p text:style-name="P25">3.2.6<text:tab/><text:s/>no in game currency currently planed</text:p>
      <text:soft-page-break/>
      <text:p text:style-name="P26">3.2.7<text:tab/><text:s/>a title screen to give an idea to the user the experience they can expect.<text:s/></text:p>
      <text:p text:style-name="P27">This moves onto a main menu that provides access to the Vs arena, the solo content, an additional content vault, an options menu<text:s/>and a quit button that turns the game off.<text:s/></text:p>
      <text:p text:style-name="P28">Vs arena provides a menu of options to set the match rules, once set, provides another menu of arenas to play in, in the last menu before playing a match, the players select their body type and colour scheme to identify themselves from their opponent. <text:s/></text:p>
      <text:p text:style-name="P29">In solo content, a menu primarily displays the adventure, but alternative option can be included if there is enough time to develop them.<text:s/></text:p>
      <text:p text:style-name="P30">Selecting adventure brings up a menu of levels, sorted by story progression.<text:s/></text:p>
      <text:p text:style-name="P31">The content vault contains menus to view sound, music, concept art, initial notes, model viewer and a option to input codes to unlock ‘things’.<text:s/></text:p>
      <text:p text:style-name="P32">Options provides a menu that allows the player to redefine some of the controls, re-adjust the volumes, change the colour options</text:p>
      <text:p text:style-name="Normal">3.3<text:tab/>the option to remap the controls would be useful as some players may find the default controls uncomfortable. The ability to adjust the volume of the sound effects and music will be important as different audio systems may vary the volume, and you want to be able to reduce the volume to a safe/enjoyable amount. A colour changing option would mainly be to assist with colour blind players who would struggle to see particular colour combinations that maybe used by default.</text:p>
      <text:p text:style-name="Normal">3.4<text:tab/>saving<text:s/>should be automatically done after completing a level, unlocking new content, or making changes in the options menu. It doesn’t seem necessary to save after a vs match unless particular content is unlocked by playing that mode. Saving should also be done just before the software shuts down if the player turns the game off using a menu option. Replay-ability is given to the adventure mode by including a new game+ option where late game enemies replace the weaker ones and puzzles are modified to be more difficult. Secret areas for the players to find could also provide a reason to go back to previse levels to search for them.<text:s/></text:p>
      <text:p text:style-name="Normal">3.5<text:tab/>In the vault, there will be an option to input codes to unlock concept art, models to view, extra music and sounds, and additional<text:s/>player model options for the Vs matches. It could also be used to unlock cheats for the adventure mode. While some remove the challenge of the game, others are just silly graphical or audio changes that don’t fit the original tone of the adventure.</text:p>
      <text:p text:style-name="Normal">I do want to have Easter eggs and references to pop culture/ franchises I have been enjoying. Most likely these will take to form of player models, player colour combinations, the shapes of level maps and small details in the levels and story. I also want to reference my friends’ projects and Ideas for projects I have for the future.<text:s/></text:p>
      <text:p text:style-name="Normal">4.</text:p>
      <text:p text:style-name="Normal">4.1<text:tab/>current not decided</text:p>
      <text:p text:style-name="Normal">4.2</text:p>
      <text:p text:style-name="Normal">4.2.1<text:tab/>by having everything be simple geometric shapes with neon lighting should give the world a ‘cybery’ feel while the story should be setting the current feel by giving context. Small details can be used to make the world feel a bit more alive, though the visual style will primarily give it a ‘gamey’ feel.<text:s/></text:p>
      <text:p text:style-name="Normal">4.2.2<text:tab/>Currently three level styles have been planned will most of the detail being in how the walls look, gentle curving wall for a soft or natural environment. Spiky, jagged wall work well for rocky environments. And squared, blocky walls, give a sense of an urban environment. Additional details<text:s/><text:soft-page-break/>like small areas of brick pattern, rectangles with static in them for monitors or groups of leaf patterns for foliage can also give more context as to what the current environment is.</text:p>
      <text:p text:style-name="Normal">4.3<text:s/><text:tab/>Currently no distinct characters have been planned.</text:p>
      <text:p text:style-name="Normal">5.</text:p>
      <text:p text:style-name="Normal">5.1<text:s/><text:tab/>no key details currently planned</text:p>
      <text:p text:style-name="Normal">5.2<text:s/><text:tab/>no training level<text:s/>currently planned.</text:p>
      <text:p text:style-name="Normal">6</text:p>
      <text:p text:style-name="Normal">6.1<text:tab/>the players health is displayed on their back,<text:s/></text:p>
      <text:p text:style-name="Normal">6.2<text:s/><text:tab/>assuming a game controller input, the player can move around with the left stick, rotate to face a direction with the right stick, swing a bat using the right bumper, and use the<text:s/>bat to guard with the left bumper.</text:p>
      <text:p text:style-name="Normal">6.3<text:s/><text:tab/>audio effects will be used for loosing health, picking up items and powerups, and hitting objects with the bat.</text:p>
      <text:p text:style-name="Normal">6.4<text:s/><text:tab/>documentation on how to operate the game will be provided in the options menu. The first level will also have subtle hints on how to play the game.</text:p>
      <text:p text:style-name="Normal">7</text:p>
      <text:p text:style-name="P33">7.1<text:s/><text:tab/>currently three types of enemy’s have been planned, each with different behaviour patterns, one simply shoots projectiles at the player, one tries to evade the projectiles that the player reflects back, and one attempts to reflect the projectiles back at the player. Time will most likely use a probabilistic system.</text:p>
      <text:p text:style-name="P34">7.2<text:s/><text:tab/>there are currently no friendly non-player characters planned.</text:p>
      <text:p text:style-name="P35">7.3<text:s/><text:tab/>most key collision detection will be handled by unity,<text:s/>collision detection that requires different reactions will use collision boxes to identify objects overlapping, path-finding may use a mixture of a probabilistic system and A* search.</text:p>
      <text:p text:style-name="P36">8</text:p>
      <text:p text:style-name="P37">8.1<text:s/><text:tab/>The target is to be able to run the game on pc and consoles. I will target windows for pc as that is the types of operating system I have on my personal computers and so easier to work for. I would like the game to run on Microsoft’s Xbox One, Sony’s PS4 and Nintendo’s Switch as getting the game on more consoles would increase to sale opportunities.</text:p>
      <text:p text:style-name="P38">8.2<text:s/><text:tab/>I will make the 3D models for the game in Blender. I will use the game engine unity.</text:p>
      <text:p text:style-name="P39">8.3<text:s/><text:tab/>No online network is currently planned for the game</text:p>
      <text:p text:style-name="Normal">9 The game will be stylised to look like all the world is made of simple neon<text:s/>shapes. The basic player model and first few enemy models and martials will be developed in blender. The intended purpose of this style is to convey a interesting story without using any human like mode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ter Hodgkinson</meta:initial-creator>
    <dc:creator>Peter Hodgkinson</dc:creator>
    <meta:creation-date>2019-01-31T10:17:00Z</meta:creation-date>
    <dc:date>2019-02-12T15:54:00Z</dc:date>
    <meta:template xlink:href="Normal.dotm" xlink:type="simple"/>
    <meta:editing-cycles>15</meta:editing-cycles>
    <meta:editing-duration>PT53040S</meta:editing-duration>
    <meta:document-statistic meta:page-count="3" meta:paragraph-count="16" meta:word-count="1208" meta:character-count="8080" meta:row-count="57" meta:non-whitespace-character-count="6888"/>
  </office:meta>
</office:document-meta>
</file>